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list-style-name="L2">
      <style:text-properties fo:font-size="12pt" fo:font-weight="bold"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Liberation Serif" fo:font-size="12pt" officeooo:rsid="000c88e7" officeooo:paragraph-rsid="000c88e7" style:font-size-asian="12pt" style:font-size-complex="12pt"/>
    </style:style>
    <style:style style:name="P3" style:family="paragraph" style:parent-style-name="Text_20_body" style:list-style-name="L6">
      <style:paragraph-properties fo:line-height="100%" fo:text-align="justify" style:justify-single-word="false"/>
      <style:text-properties style:font-name="Liberation Serif" fo:font-size="12pt" officeooo:rsid="000c88e7" officeooo:paragraph-rsid="000c88e7" style:font-size-asian="12pt" style:font-size-complex="12pt"/>
    </style:style>
    <style:style style:name="P4" style:family="paragraph" style:parent-style-name="Text_20_body" style:list-style-name="L5">
      <style:paragraph-properties fo:line-height="100%" fo:text-align="justify" style:justify-single-word="false"/>
      <style:text-properties style:font-name="Liberation Serif" fo:font-size="12pt" officeooo:rsid="000d8b7b" officeooo:paragraph-rsid="000d8b7b" style:font-size-asian="12pt" style:font-size-complex="12pt"/>
    </style:style>
    <style:style style:name="P5" style:family="paragraph" style:parent-style-name="Text_20_body" style:list-style-name="L5">
      <style:paragraph-properties fo:line-height="100%" fo:text-align="justify" style:justify-single-word="false"/>
      <style:text-properties style:font-name="Liberation Serif" fo:font-size="12pt" officeooo:rsid="000f8424" officeooo:paragraph-rsid="000f8424" style:font-size-asian="12pt" style:font-size-complex="12pt"/>
    </style:style>
    <style:style style:name="P6" style:family="paragraph" style:parent-style-name="Text_20_body">
      <style:paragraph-properties fo:margin-left="1.251cm" fo:margin-right="0cm" fo:text-align="justify" style:justify-single-word="false" fo:text-indent="0cm" style:auto-text-indent="false"/>
      <style:text-properties style:font-name="Liberation Serif" fo:font-size="12pt" officeooo:rsid="000c88e7" officeooo:paragraph-rsid="000c88e7" style:font-size-asian="12pt" style:font-size-complex="12pt"/>
    </style:style>
    <style:style style:name="T1" style:family="text">
      <style:text-properties officeooo:rsid="000d8b7b"/>
    </style:style>
    <style:style style:name="T2" style:family="text">
      <style:text-properties officeooo:rsid="000f84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sity Registration Porta<text:span text:style-name="T2">l</text:span></text:p>
      <text:p text:style-name="P2">A software product is to be developed for the automation of the college registration system. The main participating entities are Students and university academics branch (reffered to as management from here on). Each student has to register for 6 subjects each semester where the subjects in the first 4 semester are fixed and the next 4 have options for electives. Any student failing to have less than a required number of credits will not be allowed to register for the coming semseter.</text:p>
      <text:h text:style-name="Heading_20_3" text:outline-level="3">The system is required to perform the following functions:</text:h>
      <text:list xml:id="list1170144425934319181" text:style-name="L2">
        <text:list-item>
          <text:p text:style-name="P1">Signing up for students</text:p>
        </text:list-item>
      </text:list>
      <text:p text:style-name="P6">Each student will sign up by entering their details, this includes their personal details, addresses, university details, and previous results. The sudents will then be redirected to the profiles for registering for the upcoming semester.</text:p>
      <text:list xml:id="list163330260198814" text:continue-numbering="true" text:style-name="L2">
        <text:list-item>
          <text:p text:style-name="P1">Registration</text:p>
        </text:list-item>
      </text:list>
      <text:p text:style-name="P6">Once the student has signed up for the system, the students will then register for the upcoming year. The students of semesters 1-4 will have no provision for electives while students of semester 5-8 will be able to chose up to 3 electives. Once the registration is done, a student registration document will be generated showing the details and enrolled cources.</text:p>
      <text:list xml:id="list163329940188035" text:continue-numbering="true" text:style-name="L2">
        <text:list-item>
          <text:p text:style-name="P1">Cource Management</text:p>
        </text:list-item>
      </text:list>
      <text:p text:style-name="P6">After the registration period is complete the management will then <text:span text:style-name="T2">be able to</text:span> generate a list of all subjects with all <text:span text:style-name="T2">the </text:span>students enrolled in it subject/semester wise. They’ll also have <text:span text:style-name="T1">an</text:span> option of generating sections by randomly picking students from the lot. (The number of sections will be decided using 50 students per class criterion). <text:span text:style-name="T2">At the end the following data will be generated:</text:span></text:p>
      <text:list xml:id="list4990727029105340075" text:style-name="L6">
        <text:list-item>
          <text:list>
            <text:list-item>
              <text:list>
                <text:list-item>
                  <text:p text:style-name="P3"><text:span text:style-name="T2">List of students enrolled in each course.</text:span></text:p>
                </text:list-item>
                <text:list-item>
                  <text:p text:style-name="P3"><text:span text:style-name="T2">Section-wise student list with the assigned professor and subject codes attached.</text:span></text:p>
                </text:list-item>
                <text:list-item>
                  <text:p text:style-name="P3"><text:span text:style-name="T2">A departmental list of all all students enrolled in cources from that department</text:span></text:p>
                </text:list-item>
              </text:list>
            </text:list-item>
          </text:list>
        </text:list-item>
      </text:list>
      <text:list xml:id="list163331016810973" text:continue-list="list163329940188035" text:style-name="L2">
        <text:list-item>
          <text:p text:style-name="P1">Misc Features</text:p>
        </text:list-item>
      </text:list>
      <text:list xml:id="list6765422052325184123" text:style-name="L5">
        <text:list-item>
          <text:p text:style-name="P4">During the registrtion process students will be able to vist the subject pages to see the syllabus, course books, the professor incharge and Tas. </text:p>
        </text:list-item>
        <text:list-item>
          <text:p text:style-name="P4">Each professor will have a profile as well showing thier details. </text:p>
        </text:list-item>
        <text:list-item>
          <text:p text:style-name="P5">Once the mentioned lists have been generated, the professors and students will be able to check the assigned sections. The professors will also be able to get a list of the students in their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5:54:29.080257673</meta:creation-date>
    <dc:date>2017-08-25T16:33:29.015805991</dc:date>
    <meta:editing-duration>PT3M58S</meta:editing-duration>
    <meta:editing-cycles>1</meta:editing-cycles>
    <meta:document-statistic meta:table-count="0" meta:image-count="0" meta:object-count="0" meta:page-count="1" meta:paragraph-count="16" meta:word-count="375" meta:character-count="2278" meta:non-whitespace-character-count="1927"/>
    <meta:generator>LibreOffice/5.1.6.2$Linux_X86_64 LibreOffice_project/10m0$Build-2</meta:generator>
  </office:meta>
</office:document-meta>
</file>